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41cm"/>
    </style:style>
    <style:style style:name="co2" style:family="table-column">
      <style:table-column-properties fo:break-before="auto" style:column-width="6.436cm"/>
    </style:style>
    <style:style style:name="co3" style:family="table-column">
      <style:table-column-properties fo:break-before="auto" style:column-width="6.302cm"/>
    </style:style>
    <style:style style:name="co4" style:family="table-column">
      <style:table-column-properties fo:break-before="auto" style:column-width="3.445cm"/>
    </style:style>
    <style:style style:name="co5" style:family="table-column">
      <style:table-column-properties fo:break-before="auto" style:column-width="2.189cm"/>
    </style:style>
    <style:style style:name="co6" style:family="table-column">
      <style:table-column-properties fo:break-before="auto" style:column-width="2.083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196cm"/>
    </style:style>
    <style:style style:name="co10" style:family="table-column">
      <style:table-column-properties fo:break-before="auto" style:column-width="5.833cm"/>
    </style:style>
    <style:style style:name="co11" style:family="table-column">
      <style:table-column-properties fo:break-before="auto" style:column-width="6.856cm"/>
    </style:style>
    <style:style style:name="co12" style:family="table-column">
      <style:table-column-properties fo:break-before="auto" style:column-width="4.914cm"/>
    </style:style>
    <style:style style:name="co13" style:family="table-column">
      <style:table-column-properties fo:break-before="auto" style:column-width="6.544cm"/>
    </style:style>
    <style:style style:name="co14" style:family="table-column">
      <style:table-column-properties fo:break-before="auto" style:column-width="3.575cm"/>
    </style:style>
    <style:style style:name="co15" style:family="table-column">
      <style:table-column-properties fo:break-before="auto" style:column-width="5.611cm"/>
    </style:style>
    <style:style style:name="co16" style:family="table-column">
      <style:table-column-properties fo:break-before="auto" style:column-width="5.556cm"/>
    </style:style>
    <style:style style:name="co17" style:family="table-column">
      <style:table-column-properties fo:break-before="auto" style:column-width="5.999cm"/>
    </style:style>
    <style:style style:name="co18" style:family="table-column">
      <style:table-column-properties fo:break-before="auto" style:column-width="4.505cm"/>
    </style:style>
    <style:style style:name="co19" style:family="table-column">
      <style:table-column-properties fo:break-before="auto" style:column-width="4.976cm"/>
    </style:style>
    <style:style style:name="co20" style:family="table-column">
      <style:table-column-properties fo:break-before="auto" style:column-width="4.833cm"/>
    </style:style>
    <style:style style:name="co21" style:family="table-column">
      <style:table-column-properties fo:break-before="auto" style:column-width="6.165cm"/>
    </style:style>
    <style:style style:name="co22" style:family="table-column">
      <style:table-column-properties fo:break-before="auto" style:column-width="3.524cm"/>
    </style:style>
    <style:style style:name="co23" style:family="table-column">
      <style:table-column-properties fo:break-before="auto" style:column-width="7.158cm"/>
    </style:style>
    <style:style style:name="co24" style:family="table-column">
      <style:table-column-properties fo:break-before="auto" style:column-width="5.39cm"/>
    </style:style>
    <style:style style:name="co25" style:family="table-column">
      <style:table-column-properties fo:break-before="auto" style:column-width="4.948cm"/>
    </style:style>
    <style:style style:name="co26" style:family="table-column">
      <style:table-column-properties fo:break-before="auto" style:column-width="10.698cm"/>
    </style:style>
    <style:style style:name="co27" style:family="table-column">
      <style:table-column-properties fo:break-before="auto" style:column-width="10.612cm"/>
    </style:style>
    <style:style style:name="co28" style:family="table-column">
      <style:table-column-properties fo:break-before="auto" style:column-width="4.733cm"/>
    </style:style>
    <style:style style:name="co29" style:family="table-column">
      <style:table-column-properties fo:break-before="auto" style:column-width="4.981cm"/>
    </style:style>
    <style:style style:name="co30" style:family="table-column">
      <style:table-column-properties fo:break-before="auto" style:column-width="5.581cm"/>
    </style:style>
    <style:style style:name="co31" style:family="table-column">
      <style:table-column-properties fo:break-before="auto" style:column-width="3.261cm"/>
    </style:style>
    <style:style style:name="co32" style:family="table-column">
      <style:table-column-properties fo:break-before="auto" style:column-width="3.344cm"/>
    </style:style>
    <style:style style:name="co33" style:family="table-column">
      <style:table-column-properties fo:break-before="auto" style:column-width="5.639cm"/>
    </style:style>
    <style:style style:name="co34" style:family="table-column">
      <style:table-column-properties fo:break-before="auto" style:column-width="5.128cm"/>
    </style:style>
    <style:style style:name="co35" style:family="table-column">
      <style:table-column-properties fo:break-before="auto" style:column-width="5.085cm"/>
    </style:style>
    <style:style style:name="co36" style:family="table-column">
      <style:table-column-properties fo:break-before="auto" style:column-width="5.667cm"/>
    </style:style>
    <style:style style:name="co37" style:family="table-column">
      <style:table-column-properties fo:break-before="auto" style:column-width="6.8cm"/>
    </style:style>
    <style:style style:name="co38" style:family="table-column">
      <style:table-column-properties fo:break-before="auto" style:column-width="4.256cm"/>
    </style:style>
    <style:style style:name="co39" style:family="table-column">
      <style:table-column-properties fo:break-before="auto" style:column-width="5.473cm"/>
    </style:style>
    <style:style style:name="co40" style:family="table-column">
      <style:table-column-properties fo:break-before="auto" style:column-width="7.131cm"/>
    </style:style>
    <style:style style:name="co41" style:family="table-column">
      <style:table-column-properties fo:break-before="auto" style:column-width="4.835cm"/>
    </style:style>
    <style:style style:name="co42" style:family="table-column">
      <style:table-column-properties fo:break-before="auto" style:column-width="4.754cm"/>
    </style:style>
    <style:style style:name="co43" style:family="table-column">
      <style:table-column-properties fo:break-before="auto" style:column-width="4.807cm"/>
    </style:style>
    <style:style style:name="co44" style:family="table-column">
      <style:table-column-properties fo:break-before="auto" style:column-width="6.918cm"/>
    </style:style>
    <style:style style:name="co45" style:family="table-column">
      <style:table-column-properties fo:break-before="auto" style:column-width="4.353cm"/>
    </style:style>
    <style:style style:name="co46" style:family="table-column">
      <style:table-column-properties fo:break-before="auto" style:column-width="5.394cm"/>
    </style:style>
    <style:style style:name="co47" style:family="table-column">
      <style:table-column-properties fo:break-before="auto" style:column-width="3.872cm"/>
    </style:style>
    <style:style style:name="co48" style:family="table-column">
      <style:table-column-properties fo:break-before="auto" style:column-width="3.498cm"/>
    </style:style>
    <style:style style:name="co49" style:family="table-column">
      <style:table-column-properties fo:break-before="auto" style:column-width="5.262cm"/>
    </style:style>
    <style:style style:name="co50" style:family="table-column">
      <style:table-column-properties fo:break-before="auto" style:column-width="6.01cm"/>
    </style:style>
    <style:style style:name="co51" style:family="table-column">
      <style:table-column-properties fo:break-before="auto" style:column-width="7.184cm"/>
    </style:style>
    <style:style style:name="co52" style:family="table-column">
      <style:table-column-properties fo:break-before="auto" style:column-width="5.715cm"/>
    </style:style>
    <style:style style:name="co53" style:family="table-column">
      <style:table-column-properties fo:break-before="auto" style:column-width="5.554cm"/>
    </style:style>
    <style:style style:name="co54" style:family="table-column">
      <style:table-column-properties fo:break-before="auto" style:column-width="4.006cm"/>
    </style:style>
    <style:style style:name="co55" style:family="table-column">
      <style:table-column-properties fo:break-before="auto" style:column-width="4.514cm"/>
    </style:style>
    <style:style style:name="co56" style:family="table-column">
      <style:table-column-properties fo:break-before="auto" style:column-width="11.502cm"/>
    </style:style>
    <style:style style:name="ro1" style:family="table-row">
      <style:table-row-properties style:row-height="2.05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609cm" fo:break-before="auto" style:use-optimal-row-height="true"/>
    </style:style>
    <style:style style:name="ro5" style:family="table-row">
      <style:table-row-properties style:row-height="0.637cm" fo:break-before="auto" style:use-optimal-row-height="true"/>
    </style:style>
    <style:style style:name="ro6" style:family="table-row">
      <style:table-row-properties style:row-height="0.577cm" fo:break-before="auto" style:use-optimal-row-height="true"/>
    </style:style>
    <style:style style:name="ro7" style:family="table-row">
      <style:table-row-properties style:row-height="1.55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2.071cm" fo:break-before="auto" style:use-optimal-row-height="true"/>
    </style:style>
    <style:style style:name="ro12" style:family="table-row">
      <style:table-row-properties style:row-height="1.018cm" fo:break-before="auto" style:use-optimal-row-height="false"/>
    </style:style>
    <style:style style:name="ro13" style:family="table-row">
      <style:table-row-properties style:row-height="0.788cm" fo:break-before="auto" style:use-optimal-row-height="true"/>
    </style:style>
    <style:style style:name="ro14" style:family="table-row">
      <style:table-row-properties style:row-height="0.631cm" fo:break-before="auto" style:use-optimal-row-height="false"/>
    </style:style>
    <style:style style:name="ro15" style:family="table-row">
      <style:table-row-properties style:row-height="0.605cm" fo:break-before="auto" style:use-optimal-row-height="false"/>
    </style:style>
    <style:style style:name="ro16" style:family="table-row">
      <style:table-row-properties style:row-height="0.743cm" fo:break-before="auto" style:use-optimal-row-height="tru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1cm" fo:break-before="auto" style:use-optimal-row-height="true"/>
    </style:style>
    <style:style style:name="ro19" style:family="table-row">
      <style:table-row-properties style:row-height="0.605cm" fo:break-before="auto" style:use-optimal-row-height="true"/>
    </style:style>
    <style:style style:name="ro20" style:family="table-row">
      <style:table-row-properties style:row-height="3.55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1.439cm" fo:break-before="auto" style:use-optimal-row-height="true"/>
    </style:style>
    <style:style style:name="ro23" style:family="table-row">
      <style:table-row-properties style:row-height="2.053cm" fo:break-before="auto" style:use-optimal-row-height="true"/>
    </style:style>
    <style:style style:name="ro24" style:family="table-row">
      <style:table-row-properties style:row-height="2.685cm" fo:break-before="auto" style:use-optimal-row-height="true"/>
    </style:style>
    <style:style style:name="ro25" style:family="table-row">
      <style:table-row-properties style:row-height="0.774cm" fo:break-before="auto" style:use-optimal-row-height="true"/>
    </style:style>
    <style:style style:name="ro26" style:family="table-row">
      <style:table-row-properties style:row-height="1.499cm" fo:break-before="auto" style:use-optimal-row-height="true"/>
    </style:style>
    <style:style style:name="ro27" style:family="table-row">
      <style:table-row-properties style:row-height="1.4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ff" style:font-name="Lato" fo:language="en" fo:country="US" style:font-name-asian="Droid Sans Fallback" style:language-asian="en" style:country-asian="US" style:font-name-complex="FreeSans" style:language-complex="en" style:country-complex="US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fo:font-size="14pt" style:font-name-asian="Droid Sans Fallback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is sec 20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Maïs</text:p>
          </table:table-cell>
          <table:table-cell table:style-name="ce3" office:value-type="string" calcext:value-type="string">
            <text:p>Maïs sec</text:p>
          </table:table-cell>
          <table:table-cell office:value-type="string" calcext:value-type="string">
            <text:p>ZC06, ZC10, ZC13, ZC20</text:p>
          </table:table-cell>
          <table:table-cell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Maïs</text:p>
          </table:table-cell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kg</text:p>
          </table:table-cell>
          <table:table-cell table:style-name="Chiffre" office:value-type="float" office:value="133" calcext:value-type="float">
            <text:p>133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86.2" calcext:value-type="float">
            <text:p>-186,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50" calcext:value-type="float">
            <text:p>-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32.56" calcext:value-type="float">
            <text:p>-32,5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40.9836" calcext:value-type="float">
            <text:p>-40,98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.968" calcext:value-type="float">
            <text:p>-1,96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maï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ducteu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70.7496" calcext:value-type="float">
            <text:p>-70,749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estation de récolte</text:p>
          </table:table-cell>
          <table:table-cell table:style-name="ce2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0" calcext:value-type="float">
            <text:p>150,00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5" calcext:value-type="float">
            <text:p>-7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" calcext:value-type="float">
            <text:p>18,00</text:p>
          </table:table-cell>
          <table:table-cell office:value-type="float" office:value="1" calcext:value-type="float">
            <text:p>1</text:p>
          </table:table-cell>
          <table:table-cell table:formula="of:=[.F17]*[.D17]*[.G17]" office:value-type="float" office:value="1296" calcext:value-type="float">
            <text:p>1296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7])" office:value-type="float" office:value="612.3888" calcext:value-type="float">
            <text:p>612,3888</text:p>
          </table:table-cell>
          <table:table-cell table:number-columns-repeated="1015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dur 2014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Blé dur</text:p>
          </table:table-cell>
          <table:table-cell office:value-type="string" calcext:value-type="string">
            <text:p>ZC03, ZC11, ZC23</text:p>
          </table:table-cell>
          <table:table-cell office:value-type="string" calcext:value-type="string">
            <text:p>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9" calcext:value-type="float">
            <text:p>0,9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ndement 1</text:p>
          </table:table-cell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9" calcext:value-type="float">
            <text:p>29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rge printemps 2014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e de printemps</text:p>
          </table:table-cell>
          <table:table-cell office:value-type="string" calcext:value-type="string">
            <text:p>ZC02, ZC17</text:p>
          </table:table-cell>
          <table:table-cell office:value-type="string" calcext:value-type="string">
            <text:p>spring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orge certifié</text:p>
          </table:table-cell>
          <table:table-cell office:value-type="string" calcext:value-type="string">
            <text:p>spring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1003" calcext:value-type="float">
            <text:p>1003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495.1956" calcext:value-type="float">
            <text:p>495,1956</text:p>
          </table:table-cell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rge hiver 2014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e d’hiver</text:p>
          </table:table-cell>
          <table:table-cell office:value-type="string" calcext:value-type="string">
            <text:p>ZC01</text:p>
          </table:table-cell>
          <table:table-cell office:value-type="string" calcext:value-type="string">
            <text:p>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orge certifié</text:p>
          </table:table-cell>
          <table:table-cell office:value-type="string" calcext:value-type="string">
            <text:p>winter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884" calcext:value-type="float">
            <text:p>884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376.1956" calcext:value-type="float">
            <text:p>376,1956</text:p>
          </table:table-cell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tendre 2014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Blé tendre d'hiver</text:p>
          </table:table-cell>
          <table:table-cell office:value-type="string" calcext:value-type="string">
            <text:p>ZC04, ZC24, ZC30</text:p>
          </table:table-cell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Semence blé certifié</text:p>
          </table:table-cell>
          <table:table-cell office:value-type="string" calcext:value-type="string">
            <text:p>wheat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8" calcext:value-type="float">
            <text:p>-1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4" calcext:value-type="float">
            <text:p>-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" calcext:value-type="float">
            <text:p>-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44.643" calcext:value-type="float">
            <text:p>-144,64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036" calcext:value-type="float">
            <text:p>-8,0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8.371" calcext:value-type="float">
            <text:p>-78,37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7]*[.D17]*[.G17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8]*[.D18]*[.G18]" office:value-type="float" office:value="1190" calcext:value-type="float">
            <text:p>119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1" office:value-type="string" calcext:value-type="string">
            <text:p>bulk_wheat_straw</text:p>
          </table:table-cell>
          <table:table-cell office:value-type="string" calcext:value-type="string">
            <text:p>u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table:formula="of:=[.F19]*[.D19]*[.G19]" office:value-type="float" office:value="80" calcext:value-type="float">
            <text:p>80</text:p>
          </table:table-cell>
          <table:table-cell table:formula="of:=SUM([.H4:.H18])" office:value-type="float" office:value="557.4656" calcext:value-type="float">
            <text:p>557,4656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ntenance 2014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2">
          <table:table-cell office:value-type="float" office:value="2014" calcext:value-type="float">
            <text:p>2014</text:p>
          </table:table-cell>
          <table:table-cell office:value-type="string" calcext:value-type="string">
            <text:p>Maintenance / maintenance</text:p>
          </table:table-cell>
          <table:table-cell office:value-type="string" calcext:value-type="string">
            <text:p>Tracteur</text:p>
          </table:table-cell>
          <table:table-cell table:style-name="ce5" office:value-type="string" calcext:value-type="string">
            <text:p>TRAC_533,TRAC_745,TRAC_745D,TRAC_4240,TRAC_R110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building_division</text:p>
          </table:table-cell>
          <table:table-cell table:number-columns-repeated="1018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13">
          <table:table-cell table:style-name="ce4" office:value-type="string" calcext:value-type="string">
            <text:p>Gasoil</text:p>
          </table:table-cell>
          <table:table-cell table:style-name="ce1" office:value-type="string" calcext:value-type="string">
            <text:p>diese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2250" calcext:value-type="float">
            <text:p>22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0.53" calcext:value-type="float">
            <text:p>0,53</text:p>
          </table:table-cell>
          <table:table-cell table:style-name="ce4" office:value-type="float" office:value="-1" calcext:value-type="float">
            <text:p>-1</text:p>
          </table:table-cell>
          <table:table-cell table:formula="of:=[.D4]*[.F4]*[.G4]" office:value-type="float" office:value="-1192.5" calcext:value-type="float">
            <text:p>-1192,5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Huile moteur</text:p>
          </table:table-cell>
          <table:table-cell table:style-name="ce1" office:value-type="string" calcext:value-type="string">
            <text:p>motor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formula="of:=[.D5]*[.F5]*[.G5]" office:value-type="float" office:value="-100" calcext:value-type="float">
            <text:p>-100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Huile hydraulique</text:p>
          </table:table-cell>
          <table:table-cell table:style-name="ce1" office:value-type="string" calcext:value-type="string">
            <text:p>hydraulic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-1" calcext:value-type="float">
            <text:p>-1</text:p>
          </table:table-cell>
          <table:table-cell table:formula="of:=[.D6]*[.F6]*[.G6]" office:value-type="float" office:value="-210" calcext:value-type="float">
            <text:p>-2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paration et entretien en concession</text:p>
          </table:table-cell>
          <table:table-cell table:style-name="ce1" office:value-type="string" calcext:value-type="string">
            <text:p>equipment_repair_service</text:p>
          </table:table-cell>
          <table:table-cell table:style-name="ce4" office:value-type="string" calcext:value-type="string">
            <text:p>production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-1" calcext:value-type="float">
            <text:p>-1</text:p>
          </table:table-cell>
          <table:table-cell table:formula="of:=[.D7]*[.F7]*[.G7]" office:value-type="float" office:value="-12000" calcext:value-type="float">
            <text:p>-12000</text:p>
          </table:table-cell>
          <table:table-cell table:number-columns-repeated="1016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ploitation 2014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1017" table:default-cell-style-name="Default"/>
        <table:table-row table:style-name="ro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 / Code Famille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quantité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4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Exploitation / exploitation</text:p>
          </table:table-cell>
          <table:table-cell office:value-type="string" calcext:value-type="string">
            <text:p>Général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production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3" calcext:value-type="float">
            <text:p>3,00</text:p>
          </table:table-cell>
          <table:table-cell office:value-type="float" office:value="-1" calcext:value-type="float">
            <text:p>-1</text:p>
          </table:table-cell>
          <table:table-cell table:formula="of:=[.F4]*[.G4]*[.D4]" office:value-type="float" office:value="-3300" calcext:value-type="float">
            <text:p>-33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oduc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1.9" calcext:value-type="float">
            <text:p>1,90</text:p>
          </table:table-cell>
          <table:table-cell office:value-type="float" office:value="-1" calcext:value-type="float">
            <text:p>-1</text:p>
          </table:table-cell>
          <table:table-cell table:formula="of:=[.F5]*[.G5]*[.D5]" office:value-type="float" office:value="-38" calcext:value-type="float">
            <text:p>-3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800" calcext:value-type="float">
            <text:p>800,00</text:p>
          </table:table-cell>
          <table:table-cell office:value-type="float" office:value="-1" calcext:value-type="float">
            <text:p>-1</text:p>
          </table:table-cell>
          <table:table-cell table:formula="of:=[.F6]*[.G6]*[.D6]" office:value-type="float" office:value="-800" calcext:value-type="float">
            <text:p>-800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Frais bancaire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5" calcext:value-type="float">
            <text:p>65,00</text:p>
          </table:table-cell>
          <table:table-cell office:value-type="float" office:value="-1" calcext:value-type="float">
            <text:p>-1</text:p>
          </table:table-cell>
          <table:table-cell table:formula="of:=[.F7]*[.G7]*[.D7]" office:value-type="float" office:value="-780" calcext:value-type="float">
            <text:p>-78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rais comptabl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hiffre" office:value-type="float" office:value="500" calcext:value-type="float">
            <text:p>500,00</text:p>
          </table:table-cell>
          <table:table-cell office:value-type="float" office:value="-1" calcext:value-type="float">
            <text:p>-1</text:p>
          </table:table-cell>
          <table:table-cell table:formula="of:=[.F8]*[.G8]*[.D8]" office:value-type="float" office:value="-2500" calcext:value-type="float">
            <text:p>-25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9" calcext:value-type="float">
            <text:p>69,00</text:p>
          </table:table-cell>
          <table:table-cell office:value-type="float" office:value="-1" calcext:value-type="float">
            <text:p>-1</text:p>
          </table:table-cell>
          <table:table-cell table:formula="of:=[.F9]*[.G9]*[.D9]" office:value-type="float" office:value="-828" calcext:value-type="float">
            <text:p>-8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10]*[.G10]*[.D10]" office:value-type="float" office:value="-3840" calcext:value-type="float">
            <text:p>-384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larié 1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" calcext:value-type="float">
            <text:p>15,00</text:p>
          </table:table-cell>
          <table:table-cell office:value-type="float" office:value="-1" calcext:value-type="float">
            <text:p>-1</text:p>
          </table:table-cell>
          <table:table-cell table:formula="of:=[.F11]*[.G11]*[.D11]" office:value-type="float" office:value="-9000" calcext:value-type="float">
            <text:p>-90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ocié 1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12]*[.G12]*[.D12]" office:value-type="float" office:value="-32000" calcext:value-type="float">
            <text:p>-320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ges sociales salariés</text:p>
          </table:table-cell>
          <table:table-cell office:value-type="string" calcext:value-type="string">
            <text:p>salary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7" calcext:value-type="float">
            <text:p>7,00</text:p>
          </table:table-cell>
          <table:table-cell office:value-type="float" office:value="-1" calcext:value-type="float">
            <text:p>-1</text:p>
          </table:table-cell>
          <table:table-cell table:formula="of:=[.F13]*[.G13]*[.D13]" office:value-type="float" office:value="-15400" calcext:value-type="float">
            <text:p>-154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ges sociales associés</text:p>
          </table:table-cell>
          <table:table-cell office:value-type="string" calcext:value-type="string">
            <text:p>associate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9.5" calcext:value-type="float">
            <text:p>9,50</text:p>
          </table:table-cell>
          <table:table-cell office:value-type="float" office:value="-1" calcext:value-type="float">
            <text:p>-1</text:p>
          </table:table-cell>
          <table:table-cell table:formula="of:=[.F14]*[.G14]*[.D14]" office:value-type="float" office:value="-45600" calcext:value-type="float">
            <text:p>-456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ages</text:p>
          </table:table-cell>
          <table:table-cell table:style-name="ce1" office:value-type="string" calcext:value-type="string">
            <text:p>land_parcel</text:p>
          </table:table-cell>
          <table:table-cell office:value-type="string" calcext:value-type="string">
            <text:p>production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table:formula="of:=[.F15]*[.G15]*[.D15]" office:value-type="float" office:value="-12180" calcext:value-type="float">
            <text:p>-121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5])" office:value-type="float" office:value="-126266" calcext:value-type="float">
            <text:p>-126266</text:p>
          </table:table-cell>
          <table:table-cell table:number-columns-repeated="1015"/>
        </table:table-row>
        <table:table-row table:style-name="ro6" table:number-rows-repeated="6">
          <table:table-cell table:number-columns-repeated="1024"/>
        </table:table-row>
        <table:table-row table:style-name="ro16" table:number-rows-repeated="12">
          <table:table-cell table:style-name="ce6" table:number-columns-repeated="2"/>
          <table:table-cell/>
          <table:table-cell table:style-name="ce6" table:number-columns-repeated="4"/>
          <table:table-cell table:number-columns-repeated="1017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ploitation 2015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1017" table:default-cell-style-name="Default"/>
        <table:table-row table:style-name="ro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 / Code Famille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quantité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Exploitation / exploitation</text:p>
          </table:table-cell>
          <table:table-cell office:value-type="string" calcext:value-type="string">
            <text:p>Général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production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3" calcext:value-type="float">
            <text:p>3,00</text:p>
          </table:table-cell>
          <table:table-cell office:value-type="float" office:value="-1" calcext:value-type="float">
            <text:p>-1</text:p>
          </table:table-cell>
          <table:table-cell table:formula="of:=[.F4]*[.G4]*[.D4]" office:value-type="float" office:value="-3300" calcext:value-type="float">
            <text:p>-33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oduc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1.9" calcext:value-type="float">
            <text:p>1,90</text:p>
          </table:table-cell>
          <table:table-cell office:value-type="float" office:value="-1" calcext:value-type="float">
            <text:p>-1</text:p>
          </table:table-cell>
          <table:table-cell table:formula="of:=[.F5]*[.G5]*[.D5]" office:value-type="float" office:value="-38" calcext:value-type="float">
            <text:p>-3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800" calcext:value-type="float">
            <text:p>800,00</text:p>
          </table:table-cell>
          <table:table-cell office:value-type="float" office:value="-1" calcext:value-type="float">
            <text:p>-1</text:p>
          </table:table-cell>
          <table:table-cell table:formula="of:=[.F6]*[.G6]*[.D6]" office:value-type="float" office:value="-800" calcext:value-type="float">
            <text:p>-800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Frais bancaire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5" calcext:value-type="float">
            <text:p>65,00</text:p>
          </table:table-cell>
          <table:table-cell office:value-type="float" office:value="-1" calcext:value-type="float">
            <text:p>-1</text:p>
          </table:table-cell>
          <table:table-cell table:formula="of:=[.F7]*[.G7]*[.D7]" office:value-type="float" office:value="-780" calcext:value-type="float">
            <text:p>-78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rais comptabl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hiffre" office:value-type="float" office:value="500" calcext:value-type="float">
            <text:p>500,00</text:p>
          </table:table-cell>
          <table:table-cell office:value-type="float" office:value="-1" calcext:value-type="float">
            <text:p>-1</text:p>
          </table:table-cell>
          <table:table-cell table:formula="of:=[.F8]*[.G8]*[.D8]" office:value-type="float" office:value="-2500" calcext:value-type="float">
            <text:p>-25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9" calcext:value-type="float">
            <text:p>69,00</text:p>
          </table:table-cell>
          <table:table-cell office:value-type="float" office:value="-1" calcext:value-type="float">
            <text:p>-1</text:p>
          </table:table-cell>
          <table:table-cell table:formula="of:=[.F9]*[.G9]*[.D9]" office:value-type="float" office:value="-828" calcext:value-type="float">
            <text:p>-8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10]*[.G10]*[.D10]" office:value-type="float" office:value="-3840" calcext:value-type="float">
            <text:p>-384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larié 1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" calcext:value-type="float">
            <text:p>15,00</text:p>
          </table:table-cell>
          <table:table-cell office:value-type="float" office:value="-1" calcext:value-type="float">
            <text:p>-1</text:p>
          </table:table-cell>
          <table:table-cell table:formula="of:=[.F11]*[.G11]*[.D11]" office:value-type="float" office:value="-9000" calcext:value-type="float">
            <text:p>-90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ocié 1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12]*[.G12]*[.D12]" office:value-type="float" office:value="-32000" calcext:value-type="float">
            <text:p>-320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ges sociales salariés</text:p>
          </table:table-cell>
          <table:table-cell office:value-type="string" calcext:value-type="string">
            <text:p>salary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7" calcext:value-type="float">
            <text:p>7,00</text:p>
          </table:table-cell>
          <table:table-cell office:value-type="float" office:value="-1" calcext:value-type="float">
            <text:p>-1</text:p>
          </table:table-cell>
          <table:table-cell table:formula="of:=[.F13]*[.G13]*[.D13]" office:value-type="float" office:value="-15400" calcext:value-type="float">
            <text:p>-154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ges sociales associés</text:p>
          </table:table-cell>
          <table:table-cell office:value-type="string" calcext:value-type="string">
            <text:p>associate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9.5" calcext:value-type="float">
            <text:p>9,50</text:p>
          </table:table-cell>
          <table:table-cell office:value-type="float" office:value="-1" calcext:value-type="float">
            <text:p>-1</text:p>
          </table:table-cell>
          <table:table-cell table:formula="of:=[.F14]*[.G14]*[.D14]" office:value-type="float" office:value="-45600" calcext:value-type="float">
            <text:p>-456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ages</text:p>
          </table:table-cell>
          <table:table-cell table:style-name="ce1" office:value-type="string" calcext:value-type="string">
            <text:p>land_parcel</text:p>
          </table:table-cell>
          <table:table-cell office:value-type="string" calcext:value-type="string">
            <text:p>production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table:formula="of:=[.F15]*[.G15]*[.D15]" office:value-type="float" office:value="-12180" calcext:value-type="float">
            <text:p>-121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5])" office:value-type="float" office:value="-126266" calcext:value-type="float">
            <text:p>-126266</text:p>
          </table:table-cell>
          <table:table-cell table:number-columns-repeated="1015"/>
        </table:table-row>
        <table:table-row table:style-name="ro6" table:number-rows-repeated="6">
          <table:table-cell table:number-columns-repeated="1024"/>
        </table:table-row>
        <table:table-row table:style-name="ro16" table:number-rows-repeated="12">
          <table:table-cell table:style-name="ce6" table:number-columns-repeated="2"/>
          <table:table-cell/>
          <table:table-cell table:style-name="ce6" table:number-columns-repeated="4"/>
          <table:table-cell table:number-columns-repeated="1017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ntenance 2015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2">
          <table:table-cell office:value-type="float" office:value="2015" calcext:value-type="float">
            <text:p>2015</text:p>
          </table:table-cell>
          <table:table-cell office:value-type="string" calcext:value-type="string">
            <text:p>Maintenance / maintenance</text:p>
          </table:table-cell>
          <table:table-cell office:value-type="string" calcext:value-type="string">
            <text:p>Tracteur</text:p>
          </table:table-cell>
          <table:table-cell table:style-name="ce5" office:value-type="string" calcext:value-type="string">
            <text:p>TRAC_533,TRAC_745,TRAC_745D,TRAC_4240,TRAC_R110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building_division</text:p>
          </table:table-cell>
          <table:table-cell table:number-columns-repeated="1018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13">
          <table:table-cell table:style-name="ce4" office:value-type="string" calcext:value-type="string">
            <text:p>Gasoil</text:p>
          </table:table-cell>
          <table:table-cell table:style-name="ce1" office:value-type="string" calcext:value-type="string">
            <text:p>diese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2250" calcext:value-type="float">
            <text:p>22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0.53" calcext:value-type="float">
            <text:p>0,53</text:p>
          </table:table-cell>
          <table:table-cell table:style-name="ce4" office:value-type="float" office:value="-1" calcext:value-type="float">
            <text:p>-1</text:p>
          </table:table-cell>
          <table:table-cell table:formula="of:=[.D4]*[.F4]*[.G4]" office:value-type="float" office:value="-1192.5" calcext:value-type="float">
            <text:p>-1192,5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Huile moteur</text:p>
          </table:table-cell>
          <table:table-cell table:style-name="ce1" office:value-type="string" calcext:value-type="string">
            <text:p>motor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formula="of:=[.D5]*[.F5]*[.G5]" office:value-type="float" office:value="-100" calcext:value-type="float">
            <text:p>-100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Huile hydraulique</text:p>
          </table:table-cell>
          <table:table-cell table:style-name="ce1" office:value-type="string" calcext:value-type="string">
            <text:p>hydraulic_oil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liter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-1" calcext:value-type="float">
            <text:p>-1</text:p>
          </table:table-cell>
          <table:table-cell table:formula="of:=[.D6]*[.F6]*[.G6]" office:value-type="float" office:value="-210" calcext:value-type="float">
            <text:p>-21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paration et entretien en concession</text:p>
          </table:table-cell>
          <table:table-cell table:style-name="ce1" office:value-type="string" calcext:value-type="string">
            <text:p>equipment_repair_service</text:p>
          </table:table-cell>
          <table:table-cell table:style-name="ce4" office:value-type="string" calcext:value-type="string">
            <text:p>production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-1" calcext:value-type="float">
            <text:p>-1</text:p>
          </table:table-cell>
          <table:table-cell table:formula="of:=[.D7]*[.F7]*[.G7]" office:value-type="float" office:value="-12000" calcext:value-type="float">
            <text:p>-12000</text:p>
          </table:table-cell>
          <table:table-cell table:number-columns-repeated="1016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tendre 2015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7">
          <table:table-cell office:value-type="float" office:value="2015" calcext:value-type="float">
            <text:p>2015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Blé tendre d'hiver</text:p>
          </table:table-cell>
          <table:table-cell office:value-type="string" calcext:value-type="string">
            <text:p>ZC05, ZC06, ZC07, ZC18, ZC25, ZC26, ZC27, ZC28</text:p>
          </table:table-cell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Semence blé certifié</text:p>
          </table:table-cell>
          <table:table-cell office:value-type="string" calcext:value-type="string">
            <text:p>wheat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8" calcext:value-type="float">
            <text:p>-1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4" calcext:value-type="float">
            <text:p>-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" calcext:value-type="float">
            <text:p>-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44.643" calcext:value-type="float">
            <text:p>-144,64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036" calcext:value-type="float">
            <text:p>-8,0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8.371" calcext:value-type="float">
            <text:p>-78,37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7]*[.D17]*[.G17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8]*[.D18]*[.G18]" office:value-type="float" office:value="1105" calcext:value-type="float">
            <text:p>110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1" office:value-type="string" calcext:value-type="string">
            <text:p>bulk_wheat_straw</text:p>
          </table:table-cell>
          <table:table-cell office:value-type="string" calcext:value-type="string">
            <text:p>u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table:formula="of:=[.F19]*[.D19]*[.G19]" office:value-type="float" office:value="80" calcext:value-type="float">
            <text:p>80</text:p>
          </table:table-cell>
          <table:table-cell table:formula="of:=SUM([.H4:.H18])" office:value-type="float" office:value="472.4656" calcext:value-type="float">
            <text:p>472,4656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rge hiver 2015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e d’hiver Etincel</text:p>
          </table:table-cell>
          <table:table-cell office:value-type="string" calcext:value-type="string">
            <text:p>ZC17, ZC19, ZC20, ZC21</text:p>
          </table:table-cell>
          <table:table-cell office:value-type="string" calcext:value-type="string">
            <text:p>etincel_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orge certifié</text:p>
          </table:table-cell>
          <table:table-cell office:value-type="string" calcext:value-type="string">
            <text:p>winter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1003" calcext:value-type="float">
            <text:p>1003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495.1956" calcext:value-type="float">
            <text:p>495,1956</text:p>
          </table:table-cell>
          <table:table-cell table:number-columns-repeated="1015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orgho 2015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Sorgho</text:p>
          </table:table-cell>
          <table:table-cell office:value-type="string" calcext:value-type="string">
            <text:p>ZC16, ZC24</text:p>
          </table:table-cell>
          <table:table-cell office:value-type="string" calcext:value-type="string">
            <text:p>sorghum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colza certifié</text:p>
          </table:table-cell>
          <table:table-cell table:style-name="ce1" office:value-type="string" calcext:value-type="string">
            <text:p>sorghum_seed_25</text:p>
          </table:table-cell>
          <table:table-cell office:value-type="string" calcext:value-type="string">
            <text:p>uo</text:p>
          </table:table-cell>
          <table:table-cell office:value-type="float" office:value="2.15" calcext:value-type="float">
            <text:p>2,15</text:p>
          </table:table-cell>
          <table:table-cell/>
          <table:table-cell table:style-name="Chiffre" office:value-type="float" office:value="50" calcext:value-type="float">
            <text:p>5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07.5" calcext:value-type="float">
            <text:p>-107,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05.6" calcext:value-type="float">
            <text:p>-105,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8" calcext:value-type="float">
            <text:p>-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16.28" calcext:value-type="float">
            <text:p>-16,2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26.065" calcext:value-type="float">
            <text:p>-126,06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7.38" calcext:value-type="float">
            <text:p>-7,3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68.305" calcext:value-type="float">
            <text:p>-68,30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5" calcext:value-type="float">
            <text:p>5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5" calcext:value-type="float">
            <text:p>-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 1</text:p>
          </table:table-cell>
          <table:table-cell office:value-type="string" calcext:value-type="string">
            <text:p>oilrape_grain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16])" office:value-type="float" office:value="253.8856" calcext:value-type="float">
            <text:p>253,8856</text:p>
          </table:table-cell>
          <table:table-cell table:number-columns-repeated="1015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é dur 201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Blé dur</text:p>
          </table:table-cell>
          <table:table-cell office:value-type="string" calcext:value-type="string">
            <text:p>Blé dur Miradoux</text:p>
          </table:table-cell>
          <table:table-cell office:value-type="string" calcext:value-type="string">
            <text:p>ZC13</text:p>
          </table:table-cell>
          <table:table-cell office:value-type="string" calcext:value-type="string">
            <text:p>miradoux_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9" calcext:value-type="float">
            <text:p>0,9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ndement 1</text:p>
          </table:table-cell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9" calcext:value-type="float">
            <text:p>29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Luzerne 2015" table:style-name="ta1">
        <table:table-column table:style-name="co19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2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Luzerne</text:p>
          </table:table-cell>
          <table:table-cell office:value-type="string" calcext:value-type="string">
            <text:p>ZC01, ZC02</text:p>
          </table:table-cell>
          <table:table-cell office:value-type="string" calcext:value-type="string">
            <text:p>lucerne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7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Vesce Avoine 2015" table:style-name="ta1">
        <table:table-column table:style-name="co19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Vesce Avoine</text:p>
          </table:table-cell>
          <table:table-cell office:value-type="string" calcext:value-type="string">
            <text:p>ZC09, ZC16, ZC24</text:p>
          </table:table-cell>
          <table:table-cell table:style-name="ce1" office:value-type="string" calcext:value-type="string">
            <text:p>mixture_vetch_oat_pea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7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GA Trefle 2015" table:style-name="ta1">
        <table:table-column table:style-name="co19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1" table:default-cell-style-name="Default"/>
        <table:table-column table:style-name="co22" table:number-columns-repeated="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Prairie temporaire (RGA-RGI-Tréfle)</text:p>
          </table:table-cell>
          <table:table-cell office:value-type="string" calcext:value-type="string">
            <text:p>ZC08, <text:s/>ZC12, ZC14, ZC15, ZC30</text:p>
          </table:table-cell>
          <table:table-cell table:style-name="ce1" office:value-type="string" calcext:value-type="string">
            <text:p>temporary_meadow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table:style-name="ce7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3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is sec 20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8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Maïs</text:p>
          </table:table-cell>
          <table:table-cell table:style-name="ce3" office:value-type="string" calcext:value-type="string">
            <text:p>Maïs sec</text:p>
          </table:table-cell>
          <table:table-cell office:value-type="string" calcext:value-type="string">
            <text:p>ZC03, ZC04, ZC10, ZC23, ZC29, ZC31</text:p>
          </table:table-cell>
          <table:table-cell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3">
          <table:table-cell office:value-type="string" calcext:value-type="string">
            <text:p>Semence Maïs</text:p>
          </table:table-cell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kg</text:p>
          </table:table-cell>
          <table:table-cell table:style-name="Chiffre" office:value-type="float" office:value="133" calcext:value-type="float">
            <text:p>133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86.2" calcext:value-type="float">
            <text:p>-186,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32" calcext:value-type="float">
            <text:p>-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0" calcext:value-type="float">
            <text:p>-6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50" calcext:value-type="float">
            <text:p>-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32.56" calcext:value-type="float">
            <text:p>-32,5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40.9836" calcext:value-type="float">
            <text:p>-40,983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.968" calcext:value-type="float">
            <text:p>-1,96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moir maï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ducteu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70.7496" calcext:value-type="float">
            <text:p>-70,7496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Prestation de récolte</text:p>
          </table:table-cell>
          <table:table-cell table:style-name="ce2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0" calcext:value-type="float">
            <text:p>150,00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5" calcext:value-type="float">
            <text:p>-7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ndement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" calcext:value-type="float">
            <text:p>18,00</text:p>
          </table:table-cell>
          <table:table-cell office:value-type="float" office:value="1" calcext:value-type="float">
            <text:p>1</text:p>
          </table:table-cell>
          <table:table-cell table:formula="of:=[.F17]*[.D17]*[.G17]" office:value-type="float" office:value="1350" calcext:value-type="float">
            <text:p>135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7])" office:value-type="float" office:value="666.3888" calcext:value-type="float">
            <text:p>666,3888</text:p>
          </table:table-cell>
          <table:table-cell table:number-columns-repeated="1015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énisse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Élevage bovin</text:p>
          </table:table-cell>
          <table:table-cell office:value-type="string" calcext:value-type="string">
            <text:p>Génisse</text:p>
          </table:table-cell>
          <table:table-cell office:value-type="string" calcext:value-type="string">
            <text:p>GEN_3,GEN_2,GEN_1</text:p>
          </table:table-cell>
          <table:table-cell office:value-type="string" calcext:value-type="string">
            <text:p>female_young_cow</text:p>
          </table:table-cell>
          <table:table-cell table:style-name="ce1" office:value-type="string" calcext:value-type="string">
            <text:p>female_young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4">
          <table:table-cell table:number-columns-repeated="7"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 table:number-rows-repeated="2">
          <table:table-cell table:number-columns-repeated="5"/>
          <table:table-cell table:style-name="Default"/>
          <table:table-cell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table table:name="Vache laitière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Élevage bovin</text:p>
          </table:table-cell>
          <table:table-cell office:value-type="string" calcext:value-type="string">
            <text:p>Vache laitière</text:p>
          </table:table-cell>
          <table:table-cell office:value-type="string" calcext:value-type="string">
            <text:p>VL,VT</text:p>
          </table:table-cell>
          <table:table-cell office:value-type="string" calcext:value-type="string">
            <text:p>female_adult_cow</text:p>
          </table:table-cell>
          <table:table-cell table:style-name="ce1" office:value-type="string" calcext:value-type="string">
            <text:p>female_adult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3">
          <table:table-cell office:value-type="string" calcext:value-type="string">
            <text:p>location tank lait</text:p>
          </table:table-cell>
          <table:table-cell table:style-name="ce1" office:value-type="string" calcext:value-type="string">
            <text:p>rent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0" calcext:value-type="float">
            <text:p>110,00</text:p>
          </table:table-cell>
          <table:table-cell office:value-type="float" office:value="-1" calcext:value-type="float">
            <text:p>-1</text:p>
          </table:table-cell>
        </table:table-row>
        <table:table-row table:style-name="ro6" table:number-rows-repeated="13">
          <table:table-cell table:number-columns-repeated="7"/>
        </table:table-row>
        <table:table-row table:style-name="ro6" table:number-rows-repeated="4">
          <table:table-cell table:number-columns-repeated="5"/>
          <table:table-cell table:style-name="Default"/>
          <table:table-cell/>
        </table:table-row>
        <table:table-row table:style-name="ro10">
          <table:table-cell table:number-columns-repeated="5"/>
          <table:table-cell table:style-name="Default"/>
          <table:table-cell/>
        </table:table-row>
        <table:table-row table:style-name="ro6" table:number-rows-repeated="2">
          <table:table-cell table:number-columns-repeated="5"/>
          <table:table-cell table:style-name="Default"/>
          <table:table-cell/>
        </table:table-row>
        <table:table-row table:style-name="ro10" table:number-rows-repeated="4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table table:name="Taurillon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Taurillon</text:p>
          </table:table-cell>
          <table:table-cell table:formula="of:=&quot;TAUR_1, TAUR_2&quot;" office:value-type="string" office:string-value="TAUR_1, TAUR_2" calcext:value-type="string">
            <text:p>TAUR_1, TAUR_2</text:p>
          </table:table-cell>
          <table:table-cell office:value-type="string" calcext:value-type="string">
            <text:p>male_young_cow</text:p>
          </table:table-cell>
          <table:table-cell table:style-name="ce1" office:value-type="string" calcext:value-type="string">
            <text:p>male_young_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4">
          <table:table-cell table:number-columns-repeated="7"/>
        </table:table-row>
        <table:table-row table:style-name="ro6" table:number-rows-repeated="7">
          <table:table-cell table:number-columns-repeated="5"/>
          <table:table-cell table:style-name="Default"/>
          <table:table-cell/>
        </table:table-row>
        <table:table-row table:style-name="ro10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table table:name="Veau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calf</text:p>
          </table:table-cell>
          <table:table-cell table:style-name="ce1" office:value-type="string" calcext:value-type="string">
            <text:p>cattle_herd</text:p>
          </table:table-cell>
          <table:table-cell office:value-type="string" calcext:value-type="string">
            <text:p>members_population</text:p>
          </table:table-cell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6" table:number-rows-repeated="14">
          <table:table-cell table:number-columns-repeated="7"/>
        </table:table-row>
        <table:table-row table:style-name="ro10" table:number-rows-repeated="2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  <table:table-row table:style-name="ro10">
          <table:table-cell table:number-columns-repeated="5"/>
          <table:table-cell table:style-name="Default"/>
          <table:table-cell/>
        </table:table-row>
        <table:table-row table:style-name="ro6">
          <table:table-cell table:number-columns-repeated="5"/>
          <table:table-cell table:style-name="Default"/>
          <table:table-cell/>
        </table:table-row>
      </table:table>
      <table:table table:name="Noisette 2015" table:style-name="ta1"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ce4"/>
        <table:table-column table:style-name="co55" table:default-cell-style-name="ce4"/>
        <table:table-column table:style-name="co8" table:default-cell-style-name="Default"/>
        <table:table-row table:style-name="ro2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22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Noisetiers</text:p>
          </table:table-cell>
          <table:table-cell table:style-name="ce8" office:value-type="string" calcext:value-type="string">
            <text:p>Noisetier</text:p>
          </table:table-cell>
          <table:table-cell office:value-type="string" calcext:value-type="string">
            <text:p>ZC11</text:p>
          </table:table-cell>
          <table:table-cell office:value-type="string" calcext:value-type="string">
            <text:p>hazel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4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23">
          <table:table-cell table:style-name="ce4" office:value-type="string" calcext:value-type="string">
            <text:p>Eau d'irrigation</text:p>
          </table:table-cell>
          <table:table-cell table:style-name="ce4" office:value-type="string" calcext:value-type="string">
            <text:p>irrigation_water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4" office:value-type="string" calcext:value-type="string">
            <text:p>Fertilisation azotée 1</text:p>
          </table:table-cell>
          <table:table-cell table:style-name="ce4" office:value-type="string" calcext:value-type="string">
            <text:p>bulk_ammonitrate_33</text:p>
          </table:table-cell>
          <table:table-cell table:style-name="ce4" office:value-type="string" calcext:value-type="string">
            <text:p>uo</text:p>
          </table:table-cell>
          <table:table-cell table:style-name="ce4" table:formula="of:=0.12+0.12+0.06" office:value-type="float" office:value="0.3" calcext:value-type="float">
            <text:p>0,3</text:p>
          </table:table-cell>
          <table:table-cell table:style-name="ce4"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Fertilisation phosphorée</text:p>
          </table:table-cell>
          <table:table-cell table:style-name="ce2" office:value-type="string" calcext:value-type="string">
            <text:p>bulk_diammo_phosphorus_21_53_0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2">
          <table:table-cell table:style-name="ce4" office:value-type="string" calcext:value-type="string">
            <text:p>Fertilisation potassique</text:p>
          </table:table-cell>
          <table:table-cell table:style-name="ce2" office:value-type="string" calcext:value-type="string">
            <text:p>bulk_chlorure_60_gr_vr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Désherbage 1</text:p>
          </table:table-cell>
          <table:table-cell table:style-name="ce4" office:value-type="string" calcext:value-type="string">
            <text:p>herbicid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iter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Fumier</text:p>
          </table:table-cell>
          <table:table-cell table:style-name="ce4" office:value-type="string" calcext:value-type="string">
            <text:p>cattle_manur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Insecticide : Phytopte</text:p>
          </table:table-cell>
          <table:table-cell table:style-name="ce4" office:value-type="string" calcext:value-type="string">
            <text:p>insecticid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iter</text:p>
          </table:table-cell>
          <table:table-cell office:value-type="float" office:value="55.5" calcext:value-type="float">
            <text:p>55,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6">
          <table:table-cell table:style-name="ce4" office:value-type="string" calcext:value-type="string">
            <text:p>Récolte</text:p>
          </table:table-cell>
          <table:table-cell table:style-name="ce2" office:value-type="string" calcext:value-type="string">
            <text:p>harvesting_making_servic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Séchage</text:p>
          </table:table-cell>
          <table:table-cell table:style-name="ce2" office:value-type="string" calcext:value-type="string">
            <text:p>drying_making_servic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4" office:value-type="string" calcext:value-type="string">
            <text:p>Main d'oeuvre saisonnière</text:p>
          </table:table-cell>
          <table:table-cell table:style-name="ce4" office:value-type="string" calcext:value-type="string">
            <text:p>employe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4" office:value-type="string" calcext:value-type="string">
            <text:p>Cotisations ANPN</text:p>
          </table:table-cell>
          <table:table-cell table:style-name="ce4" office:value-type="string" calcext:value-type="string">
            <text:p>taxe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table:style-name="ce4" office:value-type="string" calcext:value-type="string">
            <text:p>Rendement Noisettes</text:p>
          </table:table-cell>
          <table:table-cell table:style-name="ce2" office:value-type="string" calcext:value-type="string">
            <text:p>hazelnut</text:p>
          </table:table-cell>
          <table:table-cell table:style-name="ce4" office:value-type="string" calcext:value-type="string">
            <text:p>u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on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  <table:table-row table:style-name="ro10">
          <table:table-cell table:number-columns-repeated="5"/>
          <table:table-cell table:style-name="Default" table:number-columns-repeated="2"/>
          <table:table-cell/>
        </table:table-row>
        <table:table-row table:style-name="ro6">
          <table:table-cell table:number-columns-repeated="5"/>
          <table:table-cell table:style-name="Default" table:number-columns-repeated="2"/>
          <table:table-cell/>
        </table:table-row>
      </table:table>
      <table:table table:name="Noix 2015" table:style-name="ta1">
        <table:table-column table:style-name="co49" table:default-cell-style-name="ce4"/>
        <table:table-column table:style-name="co56" table:default-cell-style-name="Default"/>
        <table:table-column table:style-name="co51" table:default-cell-style-name="ce4"/>
        <table:table-column table:style-name="co52" table:default-cell-style-name="ce4"/>
        <table:table-column table:style-name="co53" table:default-cell-style-name="ce4"/>
        <table:table-column table:style-name="co54" table:default-cell-style-name="ce4"/>
        <table:table-column table:style-name="co55" table:default-cell-style-name="ce4"/>
        <table:table-column table:style-name="co8" table:default-cell-style-name="Default"/>
        <table:table-row table:style-name="ro2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17">
          <table:table-cell table:style-name="Default" office:value-type="float" office:value="2015" calcext:value-type="float">
            <text:p>2015</text:p>
          </table:table-cell>
          <table:table-cell table:style-name="ce1" office:value-type="string" calcext:value-type="string">
            <text:p>Noyers</text:p>
          </table:table-cell>
          <table:table-cell table:style-name="ce8" office:value-type="string" calcext:value-type="string">
            <text:p>Noix</text:p>
          </table:table-cell>
          <table:table-cell table:style-name="Default" office:value-type="string" calcext:value-type="string">
            <text:p>ZC22</text:p>
          </table:table-cell>
          <table:table-cell table:style-name="Default" office:value-type="string" calcext:value-type="string">
            <text:p>walnu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4"/>
        </table:table-row>
        <table:table-row table:style-name="ro2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16">
          <table:table-cell office:value-type="string" calcext:value-type="string">
            <text:p>Eau d'irrigation</text:p>
          </table:table-cell>
          <table:table-cell table:style-name="ce4" office:value-type="string" calcext:value-type="string">
            <text:p>irrigation_water</text:p>
          </table:table-cell>
          <table:table-cell office:value-type="string" calcext:value-type="string">
            <text:p>u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Fertilisation azotée 1</text:p>
          </table:table-cell>
          <table:table-cell table:style-name="ce4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Fertilisation azotée 2</text:p>
          </table:table-cell>
          <table:table-cell table:style-name="ce4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Fertilisation azotée 3</text:p>
          </table:table-cell>
          <table:table-cell table:style-name="ce4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7">
          <table:table-cell office:value-type="string" calcext:value-type="string">
            <text:p>Fertilisation phosphorée</text:p>
          </table:table-cell>
          <table:table-cell table:style-name="ce2" office:value-type="string" calcext:value-type="string">
            <text:p>bulk_diammo_phosphorus_21_53_0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7">
          <table:table-cell office:value-type="string" calcext:value-type="string">
            <text:p>Fertilisation potassique</text:p>
          </table:table-cell>
          <table:table-cell table:style-name="ce2" office:value-type="string" calcext:value-type="string">
            <text:p>bulk_chlorure_60_gr_vr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Désherbage 1</text:p>
          </table:table-cell>
          <table:table-cell table:style-name="ce4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Désherbage 2</text:p>
          </table:table-cell>
          <table:table-cell table:style-name="ce4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Rejets</text:p>
          </table:table-cell>
          <table:table-cell table:style-name="ce4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Défanage</text:p>
          </table:table-cell>
          <table:table-cell table:style-name="ce4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Insecticide</text:p>
          </table:table-cell>
          <table:table-cell table:style-name="ce4"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er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Récolte</text:p>
          </table:table-cell>
          <table:table-cell table:style-name="ce2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Séchage</text:p>
          </table:table-cell>
          <table:table-cell table:style-name="ce2" office:value-type="string" calcext:value-type="string">
            <text:p>drying_making_servic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7">
          <table:table-cell office:value-type="string" calcext:value-type="string">
            <text:p>Main d'oeuvre saisonnière</text:p>
          </table:table-cell>
          <table:table-cell table:style-name="ce4"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6">
          <table:table-cell office:value-type="string" calcext:value-type="string">
            <text:p>Cotisations ANPN</text:p>
          </table:table-cell>
          <table:table-cell table:style-name="ce4"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office:value-type="string" calcext:value-type="string">
            <text:p>Rendement Noyer</text:p>
          </table:table-cell>
          <table:table-cell table:style-name="ce9" office:value-type="string" calcext:value-type="string">
            <text:p>walnut</text:p>
          </table:table-cell>
          <table:table-cell office:value-type="string" calcext:value-type="string">
            <text:p>uo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ton</text:p>
          </table:table-cell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0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0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0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0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0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6">
          <table:table-cell table:style-name="Default"/>
          <table:table-cell/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fo:background-color="transparent" fo:wrap-option="wrap" fo:padding="0.101cm" style:vertical-align="middle" style:vertical-justify="auto"/>
      <style:paragraph-properties css3t:text-justify="auto"/>
      <style:text-properties style:font-name="Lato" fo:font-family="Lato" style:font-style-name="Normal" style:font-pitch="variable" fo:font-size="10pt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itre_20_normal" style:display-name="Titre normal" style:family="table-cell" style:parent-style-name="Default">
      <style:table-cell-properties fo:background-color="#dddddd" style:text-align-source="fix" style:repeat-content="false" fo:wrap-option="wrap" fo:border="0.06pt solid #000000" fo:padding-bottom="0.049cm" fo:padding-left="0.101cm" fo:padding-right="0.101cm" fo:padding-top="0.049cm" style:vertical-align="middle" style:vertical-justify="auto"/>
      <style:paragraph-properties fo:text-align="center" css3t:text-justify="auto" fo:margin-left="0cm"/>
      <style:text-properties fo:font-size="11pt" fo:font-weight="bold" style:font-size-asian="14pt" style:font-weight-asian="bold" style:font-size-complex="14pt" style:font-weight-complex="600"/>
    </style:style>
    <style:style style:name="Chiffre" style:family="table-cell" style:parent-style-name="Default" style:data-style-name="N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15:50:34.940584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5-02-06T08:04:27.091650718</meta:creation-date>
    <dc:date>2015-11-27T16:26:27.316885821</dc:date>
    <dc:creator>David JOULIN</dc:creator>
    <meta:editing-duration>P2DT8H35M6S</meta:editing-duration>
    <meta:editing-cycles>187</meta:editing-cycles>
    <meta:generator>LibreOffice/4.2.8.2$Linux_X86_64 LibreOffice_project/420m0$Build-2</meta:generator>
    <meta:document-statistic meta:table-count="23" meta:cell-count="2069" meta:object-count="0"/>
  </office:meta>
</office:document-meta>
</file>